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text-properties fo:font-size="10pt"/>
    </style:style>
    <style:style style:name="P7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1.088cm" svg:height="2.557cm" svg:x="4.033cm" svg:y="5.21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.088cm" svg:height="2.557cm" svg:x="5.968cm" svg:y="5.21cm">
          <text:p text:style-name="P1"><text:span text:style-name="T1">i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1.088cm" svg:height="2.557cm" svg:x="7.966cm" svg:y="5.21cm">
          <draw:glue-point draw:id="4" svg:x="4.981cm" svg:y="3.23cm"/>
          <text:p text:style-name="P1"><text:span text:style-name="T1">i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1.853cm" svg:height="2.557cm" svg:x="14.483cm" svg:y="5.213cm">
          <text:p text:style-name="P1"><text:span text:style-name="T1">rf</text:span></text:p>
          <draw:enhanced-geometry svg:viewBox="0 0 21600 21600" draw:type="rectangle" draw:enhanced-path="M 0 0 L 21600 0 21600 21600 0 21600 0 0 Z N"/>
        </draw:custom-shape>
        <draw:g>
          <draw:g draw:id="id1">
            <draw:line draw:style-name="gr2" draw:text-style-name="P3" draw:layer="layout" svg:x1="2.53cm" svg:y1="5.276cm" svg:x2="2.881cm" svg:y2="5.567cm">
              <text:p text:style-name="P4"/>
            </draw:line>
            <draw:line draw:style-name="gr2" draw:text-style-name="P3" draw:layer="layout" svg:x1="2.53cm" svg:y1="6.631cm" svg:x2="2.881cm" svg:y2="6.34cm">
              <text:p text:style-name="P4"/>
            </draw:line>
            <draw:line draw:style-name="gr2" draw:text-style-name="P3" draw:layer="layout" svg:x1="2.884cm" svg:y1="5.569cm" svg:x2="2.884cm" svg:y2="6.339cm">
              <text:p text:style-name="P4"/>
            </draw:line>
          </draw:g>
          <draw:g>
            <draw:line draw:style-name="gr2" draw:text-style-name="P3" draw:layer="layout" svg:x1="2.53cm" svg:y1="5.829cm" svg:x2="2.68cm" svg:y2="5.953cm">
              <text:p text:style-name="P4"/>
            </draw:line>
            <draw:line draw:style-name="gr2" draw:text-style-name="P3" draw:layer="layout" svg:x1="2.531cm" svg:y1="6.079cm" svg:x2="2.681cm" svg:y2="5.955cm">
              <text:p text:style-name="P4"/>
            </draw:line>
          </draw:g>
          <draw:connector draw:style-name="gr2" draw:text-style-name="P3" draw:layer="layout" svg:x1="2.884cm" svg:y1="5.953cm" svg:x2="2.884cm" svg:y2="5.953cm" draw:start-shape="id1" draw:end-shape="id1">
            <text:p text:style-name="P4"/>
          </draw:connector>
          <draw:line draw:style-name="gr2" draw:text-style-name="P3" draw:layer="layout" svg:x1="2.53cm" svg:y1="6.08cm" svg:x2="2.53cm" svg:y2="6.632cm">
            <text:p text:style-name="P4"/>
          </draw:line>
          <draw:line draw:style-name="gr2" draw:text-style-name="P3" draw:layer="layout" svg:x1="2.53cm" svg:y1="5.28cm" svg:x2="2.53cm" svg:y2="5.832cm">
            <text:p text:style-name="P4"/>
          </draw:line>
        </draw:g>
        <draw:line draw:style-name="gr2" draw:text-style-name="P3" draw:layer="layout" svg:x1="2.883cm" svg:y1="6.054cm" svg:x2="3.23cm" svg:y2="6.054cm">
          <text:p text:style-name="P4"/>
        </draw:line>
        <draw:line draw:style-name="gr2" draw:text-style-name="P3" draw:layer="layout" svg:x1="2.531cm" svg:y1="6.355cm" svg:x2="2.084cm" svg:y2="6.355cm">
          <text:p text:style-name="P4"/>
        </draw:line>
        <draw:line draw:style-name="gr2" draw:text-style-name="P3" draw:layer="layout" svg:x1="3.624cm" svg:y1="6.488cm" svg:x2="4.033cm" svg:y2="6.488cm">
          <text:p text:style-name="P4"/>
        </draw:line>
        <draw:line draw:style-name="gr3" draw:text-style-name="P3" draw:layer="layout" svg:x1="2.531cm" svg:y1="5.594cm" svg:x2="2.108cm" svg:y2="5.594cm">
          <text:p text:style-name="P4"/>
        </draw:line>
        <draw:line draw:style-name="gr3" draw:text-style-name="P3" draw:layer="layout" svg:x1="2.108cm" svg:y1="5.594cm" svg:x2="2.108cm" svg:y2="5.036cm">
          <text:p text:style-name="P4"/>
        </draw:line>
        <draw:line draw:style-name="gr3" draw:text-style-name="P3" draw:layer="layout" svg:x1="2.108cm" svg:y1="5.036cm" svg:x2="5.505cm" svg:y2="5.037cm">
          <text:p text:style-name="P4"/>
        </draw:line>
        <draw:line draw:style-name="gr2" draw:text-style-name="P3" draw:layer="layout" svg:x1="3.242cm" svg:y1="6.893cm" svg:x2="2.768cm" svg:y2="6.893cm">
          <text:p text:style-name="P4"/>
        </draw:line>
        <draw:line draw:style-name="gr2" draw:text-style-name="P3" draw:layer="layout" svg:x1="3.438cm" svg:y1="6.964cm" svg:x2="3.438cm" svg:y2="7.533cm">
          <text:p text:style-name="P4"/>
        </draw:line>
        <draw:frame draw:style-name="gr4" draw:text-style-name="P5" draw:layer="layout" svg:width="1.459cm" svg:height="0.776cm" svg:x="2.706cm" svg:y="7.293cm">
          <draw:text-box>
            <text:p text:style-name="P4"><text:span text:style-name="T1">br_sel</text:span></text:p>
          </draw:text-box>
        </draw:frame>
        <draw:frame draw:style-name="gr4" draw:text-style-name="P6" draw:layer="layout" svg:width="1.713cm" svg:height="0.776cm" svg:x="0.94cm" svg:y="6.608cm">
          <draw:text-box>
            <text:p text:style-name="P4"><text:span text:style-name="T2">br_addr</text:span></text:p>
          </draw:text-box>
        </draw:frame>
        <draw:frame draw:style-name="gr4" draw:text-style-name="P5" draw:layer="layout" svg:width="0.9cm" svg:height="0.776cm" svg:x="1.241cm" svg:y="5.708cm">
          <draw:text-box>
            <text:p text:style-name="P4"><text:span text:style-name="T1">+1</text:span></text:p>
          </draw:text-box>
        </draw:frame>
        <draw:connector draw:style-name="gr2" draw:text-style-name="P3" draw:layer="layout" draw:type="line" svg:x1="5.121cm" svg:y1="6.488cm" svg:x2="5.968cm" svg:y2="6.488cm" draw:start-shape="id2" draw:start-glue-point="1" draw:end-shape="id3" draw:end-glue-point="3">
          <text:p text:style-name="P4"/>
        </draw:connector>
        <draw:connector draw:style-name="gr2" draw:text-style-name="P3" draw:layer="layout" draw:type="line" svg:x1="7.056cm" svg:y1="6.488cm" svg:x2="7.966cm" svg:y2="6.488cm" draw:start-shape="id3" draw:start-glue-point="1" draw:end-shape="id4" draw:end-glue-point="3">
          <text:p text:style-name="P4"/>
        </draw:connector>
        <draw:custom-shape draw:style-name="gr1" draw:text-style-name="P2" draw:id="id5" draw:layer="layout" svg:width="1.088cm" svg:height="1.429cm" svg:x="10.172cm" svg:y="5.774cm">
          <text:p text:style-name="P1"><text:span text:style-name="T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344cm" svg:height="0.776cm" svg:x="8.923cm" svg:y="5.556cm">
          <draw:text-box>
            <text:p text:style-name="P4"><text:span text:style-name="T1">const</text:span></text:p>
          </draw:text-box>
        </draw:frame>
        <draw:frame draw:style-name="gr4" draw:text-style-name="P5" draw:layer="layout" svg:width="1.539cm" svg:height="0.776cm" svg:x="11.606cm" svg:y="5.593cm">
          <draw:text-box>
            <text:p text:style-name="P4"><text:span text:style-name="T1">econst</text:span></text:p>
          </draw:text-box>
        </draw:frame>
        <draw:connector draw:style-name="gr2" draw:text-style-name="P3" draw:layer="layout" draw:type="line" svg:x1="9.054cm" svg:y1="6.488cm" svg:x2="10.172cm" svg:y2="6.488cm" draw:start-shape="id4" draw:start-glue-point="1" draw:end-shape="id5" draw:end-glue-point="3">
          <text:p text:style-name="P4"/>
        </draw:connector>
        <draw:custom-shape draw:style-name="gr5" draw:text-style-name="P3" draw:id="id6" draw:layer="layout" svg:width="2.978cm" svg:height="0.412cm" draw:transform="rotate (1.5707963267946) translate (13.427cm 7.977cm)">
          <text:p text:style-name="P4"/>
          <draw:enhanced-geometry svg:viewBox="0 0 21600 21600" draw:mirror-vertical="false" draw:mirror-horizontal="false" draw:glue-points="?f6 10800 10800 21600 ?f5 10800 10800 0" draw:text-areas="?f3 ?f3 ?f4 ?f4" draw:type="trapezoid" draw:modifiers="2943.806646525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" draw:text-style-name="P3" draw:layer="layout" draw:type="line" svg:x1="11.26cm" svg:y1="6.488cm" svg:x2="13.427cm" svg:y2="6.488cm" draw:start-shape="id5" draw:start-glue-point="1" draw:end-shape="id6">
          <text:p text:style-name="P4"/>
        </draw:connector>
        <draw:connector draw:style-name="gr2" draw:text-style-name="P3" draw:layer="layout" draw:type="line" svg:x1="13.839cm" svg:y1="6.488cm" svg:x2="14.483cm" svg:y2="6.491cm" draw:start-shape="id6" draw:start-glue-point="1" draw:end-shape="id7" draw:end-glue-point="3">
          <text:p text:style-name="P4"/>
        </draw:connector>
        <draw:line draw:style-name="gr2" draw:text-style-name="P3" draw:layer="layout" svg:x1="13.426cm" svg:y1="6.901cm" svg:x2="13cm" svg:y2="6.901cm">
          <text:p text:style-name="P4"/>
        </draw:line>
        <draw:frame draw:style-name="gr4" draw:text-style-name="P5" draw:layer="layout" svg:width="1.285cm" svg:height="0.776cm" svg:x="11.807cm" svg:y="6.393cm">
          <draw:text-box>
            <text:p text:style-name="P4"><text:span text:style-name="T1">sram</text:span></text:p>
          </draw:text-box>
        </draw:frame>
        <draw:custom-shape draw:style-name="gr1" draw:text-style-name="P2" draw:id="id9" draw:layer="layout" svg:width="1.144cm" svg:height="0.877cm" svg:x="12.01cm" svg:y="7.652cm">
          <text:p text:style-name="P4"><text:span text:style-name="T1">rom</text:span>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0.271cm" svg:height="0.549cm" svg:x="13.157cm" svg:y="7.583cm" svg:viewBox="0 0 272 550" draw:points="0,550 121,550 121,0 272,0">
          <text:p text:style-name="P4"/>
        </draw:polyline>
        <draw:frame draw:style-name="gr4" draw:text-style-name="P5" draw:layer="layout" svg:width="1.713cm" svg:height="0.776cm" svg:x="9.907cm" svg:y="7.393cm">
          <draw:text-box>
            <text:p text:style-name="P4"><text:span text:style-name="T1">rd_addr</text:span></text:p>
          </draw:text-box>
        </draw:frame>
        <draw:custom-shape draw:style-name="gr5" draw:text-style-name="P3" draw:layer="layout" svg:width="1.375cm" svg:height="0.412cm" draw:transform="rotate (1.5707963267946) translate (12.327cm 5.074cm)">
          <text:p text:style-name="P4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line draw:style-name="gr3" draw:text-style-name="P3" draw:layer="layout" svg:width="0.688cm" svg:height="1.022cm" svg:x="12.74cm" svg:y="4.39cm" svg:viewBox="0 0 689 1023" draw:points="24,0 69,0 0,0 485,0 485,1023 689,1023 689,1015 689,1007">
          <text:p text:style-name="P4"/>
        </draw:polyline>
        <draw:frame draw:style-name="gr4" draw:text-style-name="P5" draw:layer="layout" svg:width="1.924cm" svg:height="0.776cm" svg:x="12.522cm" svg:y="3.597cm">
          <draw:text-box>
            <text:p text:style-name="P4"><text:span text:style-name="T1">mem_sel</text:span></text:p>
          </draw:text-box>
        </draw:frame>
        <draw:line draw:style-name="gr2" draw:text-style-name="P3" draw:layer="layout" svg:x1="13.636cm" svg:y1="5.205cm" svg:x2="13.636cm" svg:y2="4.39cm">
          <text:p text:style-name="P4"/>
        </draw:line>
        <draw:polyline draw:style-name="gr3" draw:text-style-name="P3" draw:layer="layout" svg:width="0.288cm" svg:height="0.297cm" svg:x="12.54cm" svg:y="3.618cm" svg:viewBox="0 0 289 298" draw:points="1,298 0,0 289,0">
          <text:p text:style-name="P4"/>
        </draw:polyline>
        <draw:frame draw:style-name="gr4" draw:text-style-name="P5" draw:layer="layout" svg:width="2.03cm" svg:height="0.776cm" svg:x="12.623cm" svg:y="3.097cm">
          <draw:text-box>
            <text:p text:style-name="P4"><text:span text:style-name="T1">rf_alu_sel</text:span></text:p>
          </draw:text-box>
        </draw:frame>
        <draw:custom-shape draw:style-name="gr5" draw:text-style-name="P3" draw:layer="layout" svg:width="1.375cm" svg:height="0.412cm" draw:transform="rotate (1.5707963267946) translate (17.127cm 6.275cm)">
          <text:p text:style-name="P4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3" draw:layer="layout" svg:x1="17.355cm" svg:y1="5.126cm" svg:x2="17.355cm" svg:y2="4.59cm">
          <text:p text:style-name="P4"/>
        </draw:line>
        <draw:frame draw:style-name="gr4" draw:text-style-name="P5" draw:layer="layout" svg:width="1.518cm" svg:height="0.776cm" svg:x="16.523cm" svg:y="3.697cm">
          <draw:text-box>
            <text:p text:style-name="P4"><text:span text:style-name="T1">sh_sel</text:span></text:p>
          </draw:text-box>
        </draw:frame>
        <draw:line draw:style-name="gr2" draw:text-style-name="P3" draw:layer="layout" svg:x1="17.127cm" svg:y1="6.08cm" svg:x2="16.337cm" svg:y2="6.08cm">
          <text:p text:style-name="P4"/>
        </draw:line>
        <draw:line draw:style-name="gr2" draw:text-style-name="P3" draw:layer="layout" svg:x1="17.127cm" svg:y1="5.164cm" svg:x2="16.942cm" svg:y2="5.164cm">
          <text:p text:style-name="P4"/>
        </draw:line>
        <draw:frame draw:style-name="gr4" draw:text-style-name="P5" draw:layer="layout" svg:width="1.069cm" svg:height="0.776cm" svg:x="16.023cm" svg:y="4.497cm">
          <draw:text-box>
            <text:p text:style-name="P4"><text:span text:style-name="T1">sha</text:span></text:p>
          </draw:text-box>
        </draw:frame>
        <draw:line draw:style-name="gr2" draw:text-style-name="P3" draw:layer="layout" svg:x1="17.541cm" svg:y1="5.602cm" svg:x2="19.084cm" svg:y2="5.602cm">
          <text:p text:style-name="P4"/>
        </draw:line>
        <draw:line draw:style-name="gr2" draw:text-style-name="P3" draw:layer="layout" svg:x1="16.334cm" svg:y1="7.31cm" svg:x2="19.084cm" svg:y2="7.31cm">
          <text:p text:style-name="P4"/>
        </draw:line>
        <draw:line draw:style-name="gr2" draw:text-style-name="P3" draw:layer="layout" svg:x1="19.597cm" svg:y1="5.214cm" svg:x2="19.597cm" svg:y2="4.79cm">
          <text:p text:style-name="P4"/>
        </draw:line>
        <draw:frame draw:style-name="gr4" draw:text-style-name="P5" draw:layer="layout" svg:width="1.535cm" svg:height="0.776cm" svg:x="18.823cm" svg:y="4.097cm">
          <draw:text-box>
            <text:p text:style-name="P4"><text:span text:style-name="T1">op_sel</text:span></text:p>
          </draw:text-box>
        </draw:frame>
        <draw:polyline draw:style-name="gr3" draw:text-style-name="P3" draw:layer="layout" svg:width="9.55cm" svg:height="4.179cm" svg:x="12.118cm" svg:y="2.504cm" svg:viewBox="0 0 9551 4180" draw:points="8038,4180 9551,4180 9551,0 0,0 0,1455 211,1455">
          <text:p text:style-name="P4"/>
        </draw:polyline>
        <draw:polyline draw:style-name="gr3" draw:text-style-name="P3" draw:layer="layout" svg:width="10.953cm" svg:height="7.461cm" svg:x="11.642cm" svg:y="1.737cm" svg:viewBox="0 0 10954 7462" draw:points="6932,5583 6932,7462 10954,7462 10954,0 0,0 0,3112">
          <text:p text:style-name="P4"/>
        </draw:polyline>
        <draw:line draw:style-name="gr2" draw:text-style-name="P3" draw:layer="layout" svg:x1="12.324cm" svg:y1="4.855cm" svg:x2="11.64cm" svg:y2="4.855cm">
          <text:p text:style-name="P4"/>
        </draw:line>
        <draw:line draw:style-name="gr2" draw:text-style-name="P3" draw:layer="layout" svg:x1="23.832cm" svg:y1="10.918cm" svg:x2="24.467cm" svg:y2="10.918cm">
          <text:p text:style-name="P4"/>
        </draw:line>
        <draw:frame draw:style-name="gr4" draw:text-style-name="P5" draw:layer="layout" svg:width="1.285cm" svg:height="0.776cm" svg:x="24.506cm" svg:y="10.393cm">
          <draw:text-box>
            <text:p text:style-name="P4"><text:span text:style-name="T1">sram</text:span></text:p>
          </draw:text-box>
        </draw:frame>
        <draw:polyline draw:style-name="gr3" draw:text-style-name="P3" draw:layer="layout" svg:width="4.973cm" svg:height="3.2cm" svg:x="17.806cm" svg:y="7.32cm" svg:viewBox="0 0 4974 3201" draw:points="0,0 0,3201 4974,3201">
          <text:p text:style-name="P4"/>
        </draw:polyline>
        <draw:line draw:style-name="gr2" draw:text-style-name="P3" draw:layer="layout" svg:x1="22.78cm" svg:y1="9.992cm" svg:x2="22.278cm" svg:y2="9.992cm">
          <text:p text:style-name="P4"/>
        </draw:line>
        <draw:line draw:style-name="gr2" draw:text-style-name="P3" draw:layer="layout" svg:x1="22.78cm" svg:y1="10.992cm" svg:x2="22.278cm" svg:y2="10.992cm">
          <text:p text:style-name="P4"/>
        </draw:line>
        <draw:line draw:style-name="gr2" draw:text-style-name="P3" draw:layer="layout" svg:x1="22.78cm" svg:y1="10.992cm" svg:x2="22.278cm" svg:y2="10.992cm">
          <text:p text:style-name="P4"/>
        </draw:line>
        <draw:line draw:style-name="gr2" draw:text-style-name="P3" draw:layer="layout" svg:x1="22.78cm" svg:y1="11.492cm" svg:x2="22.278cm" svg:y2="11.492cm">
          <text:p text:style-name="P4"/>
        </draw:line>
        <draw:frame draw:style-name="gr4" draw:text-style-name="P5" draw:layer="layout" svg:width="1.929cm" svg:height="0.776cm" svg:x="20.307cm" svg:y="9.493cm">
          <draw:text-box>
            <text:p text:style-name="P4"><text:span text:style-name="T1">sel_sram</text:span></text:p>
          </draw:text-box>
        </draw:frame>
        <draw:frame draw:style-name="gr4" draw:text-style-name="P5" draw:layer="layout" svg:width="1.852cm" svg:height="0.776cm" svg:x="20.307cm" svg:y="10.493cm">
          <draw:text-box>
            <text:p text:style-name="P4"><text:span text:style-name="T1">wr_sram</text:span></text:p>
          </draw:text-box>
        </draw:frame>
        <draw:frame draw:style-name="gr4" draw:text-style-name="P5" draw:layer="layout" svg:width="1.793cm" svg:height="0.776cm" svg:x="20.307cm" svg:y="10.993cm">
          <draw:text-box>
            <text:p text:style-name="P4"><text:span text:style-name="T1">rd_sram</text:span></text:p>
          </draw:text-box>
        </draw:frame>
        <draw:custom-shape draw:style-name="gr5" draw:text-style-name="P3" draw:layer="layout" svg:width="1.375cm" svg:height="0.412cm" draw:transform="rotate (1.5707963267946) translate (17.527cm 14.776cm)">
          <text:p text:style-name="P4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 draw:id="id8">
            <draw:line draw:style-name="gr2" draw:text-style-name="P3" draw:layer="layout" svg:x1="16.53cm" svg:y1="12.876cm" svg:x2="16.881cm" svg:y2="13.167cm">
              <text:p text:style-name="P4"/>
            </draw:line>
            <draw:line draw:style-name="gr2" draw:text-style-name="P3" draw:layer="layout" svg:x1="16.53cm" svg:y1="14.231cm" svg:x2="16.881cm" svg:y2="13.94cm">
              <text:p text:style-name="P4"/>
            </draw:line>
            <draw:line draw:style-name="gr2" draw:text-style-name="P3" draw:layer="layout" svg:x1="16.884cm" svg:y1="13.169cm" svg:x2="16.884cm" svg:y2="13.939cm">
              <text:p text:style-name="P4"/>
            </draw:line>
          </draw:g>
          <draw:g>
            <draw:line draw:style-name="gr2" draw:text-style-name="P3" draw:layer="layout" svg:x1="16.53cm" svg:y1="13.429cm" svg:x2="16.68cm" svg:y2="13.553cm">
              <text:p text:style-name="P4"/>
            </draw:line>
            <draw:line draw:style-name="gr2" draw:text-style-name="P3" draw:layer="layout" svg:x1="16.531cm" svg:y1="13.679cm" svg:x2="16.681cm" svg:y2="13.555cm">
              <text:p text:style-name="P4"/>
            </draw:line>
          </draw:g>
          <draw:connector draw:style-name="gr2" draw:text-style-name="P3" draw:layer="layout" svg:x1="16.884cm" svg:y1="13.553cm" svg:x2="16.884cm" svg:y2="13.553cm" draw:start-shape="id8" draw:end-shape="id8">
            <text:p text:style-name="P4"/>
          </draw:connector>
          <draw:line draw:style-name="gr2" draw:text-style-name="P3" draw:layer="layout" svg:x1="16.53cm" svg:y1="13.68cm" svg:x2="16.53cm" svg:y2="14.232cm">
            <text:p text:style-name="P4"/>
          </draw:line>
          <draw:line draw:style-name="gr2" draw:text-style-name="P3" draw:layer="layout" svg:x1="16.53cm" svg:y1="12.88cm" svg:x2="16.53cm" svg:y2="13.432cm">
            <text:p text:style-name="P4"/>
          </draw:line>
        </draw:g>
        <draw:polyline draw:style-name="gr3" draw:text-style-name="P3" draw:layer="layout" svg:width="6.031cm" svg:height="0.793cm" svg:x="16.114cm" svg:y="12.373cm" svg:viewBox="0 0 6032 794" draw:points="410,794 0,794 0,0 6032,0 6032,53">
          <text:p text:style-name="P4"/>
        </draw:polyline>
        <draw:line draw:style-name="gr2" draw:text-style-name="P3" draw:layer="layout" svg:x1="16.524cm" svg:y1="13.961cm" svg:x2="16.167cm" svg:y2="13.961cm">
          <text:p text:style-name="P4"/>
        </draw:line>
        <draw:frame draw:style-name="gr4" draw:text-style-name="P5" draw:layer="layout" svg:width="0.9cm" svg:height="0.776cm" svg:x="15.308cm" svg:y="13.493cm">
          <draw:text-box>
            <text:p text:style-name="P4"><text:span text:style-name="T1">+1</text:span></text:p>
          </draw:text-box>
        </draw:frame>
        <draw:line draw:style-name="gr2" draw:text-style-name="P3" draw:layer="layout" svg:x1="16.881cm" svg:y1="13.617cm" svg:x2="17.516cm" svg:y2="13.617cm">
          <text:p text:style-name="P4"/>
        </draw:line>
        <draw:polyline draw:style-name="gr3" draw:text-style-name="P3" draw:layer="layout" svg:width="2.222cm" svg:height="7.248cm" svg:x="15.293cm" svg:y="7.32cm" svg:viewBox="0 0 2223 7249" draw:points="2223,7249 0,7249 0,1402 1667,1402 1667,0">
          <text:p text:style-name="P4"/>
        </draw:polyline>
        <draw:line draw:style-name="gr2" draw:text-style-name="P3" draw:layer="layout" svg:x1="17.939cm" svg:y1="14.093cm" svg:x2="19.156cm" svg:y2="14.093cm">
          <text:p text:style-name="P4"/>
        </draw:line>
        <draw:line draw:style-name="gr2" draw:text-style-name="P3" draw:layer="layout" svg:x1="19.183cm" svg:y1="14.978cm" svg:x2="18.495cm" svg:y2="14.978cm">
          <text:p text:style-name="P4"/>
        </draw:line>
        <draw:line draw:style-name="gr2" draw:text-style-name="P3" draw:layer="layout" svg:x1="19.183cm" svg:y1="15.378cm" svg:x2="18.495cm" svg:y2="15.378cm">
          <text:p text:style-name="P4"/>
        </draw:line>
        <draw:line draw:style-name="gr2" draw:text-style-name="P3" draw:layer="layout" svg:x1="19.183cm" svg:y1="15.778cm" svg:x2="18.495cm" svg:y2="15.778cm">
          <text:p text:style-name="P4"/>
        </draw:line>
        <draw:frame draw:style-name="gr4" draw:text-style-name="P5" draw:layer="layout" svg:width="2.534cm" svg:height="0.776cm" svg:x="16.109cm" svg:y="14.493cm">
          <draw:text-box>
            <text:p text:style-name="P4"><text:span text:style-name="T1">wr_en_caddr</text:span></text:p>
          </draw:text-box>
        </draw:frame>
        <draw:frame draw:style-name="gr4" draw:text-style-name="P5" draw:layer="layout" svg:width="1.95cm" svg:height="0.776cm" svg:x="16.71cm" svg:y="15.293cm">
          <draw:text-box>
            <text:p text:style-name="P4"><text:span text:style-name="T1">wr_caddr</text:span></text:p>
          </draw:text-box>
        </draw:frame>
        <draw:frame draw:style-name="gr4" draw:text-style-name="P5" draw:layer="layout" svg:width="0.891cm" svg:height="0.776cm" svg:x="17.71cm" svg:y="14.893cm">
          <draw:text-box>
            <text:p text:style-name="P4"><text:span text:style-name="T1">dir</text:span></text:p>
          </draw:text-box>
        </draw:frame>
        <draw:line draw:style-name="gr2" draw:text-style-name="P3" draw:layer="layout" svg:x1="19.184cm" svg:y1="17.578cm" svg:x2="18.496cm" svg:y2="17.578cm">
          <text:p text:style-name="P4"/>
        </draw:line>
        <draw:frame draw:style-name="gr4" draw:text-style-name="P5" draw:layer="layout" svg:width="1.967cm" svg:height="0.776cm" svg:x="16.711cm" svg:y="17.793cm">
          <draw:text-box>
            <text:p text:style-name="P4"><text:span text:style-name="T1">wr_haddr</text:span></text:p>
          </draw:text-box>
        </draw:frame>
        <draw:frame draw:style-name="gr4" draw:text-style-name="P5" draw:layer="layout" svg:width="2.551cm" svg:height="0.776cm" svg:x="16.11cm" svg:y="17.093cm">
          <draw:text-box>
            <text:p text:style-name="P4"><text:span text:style-name="T1">wr_en_haddr</text:span></text:p>
          </draw:text-box>
        </draw:frame>
        <draw:polyline draw:style-name="gr3" draw:text-style-name="P3" draw:layer="layout" svg:width="0.279cm" svg:height="2.291cm" svg:x="15.291cm" svg:y="14.569cm" svg:viewBox="0 0 280 2292" draw:points="127,2292 0,2292 0,0 280,0">
          <text:p text:style-name="P4"/>
        </draw:polyline>
        <draw:line draw:style-name="gr2" draw:text-style-name="P3" draw:layer="layout" svg:x1="22.145cm" svg:y1="15.01cm" svg:x2="22.145cm" svg:y2="15.813cm">
          <text:p text:style-name="P4"/>
        </draw:line>
        <draw:line draw:style-name="gr2" draw:text-style-name="P3" draw:layer="layout" svg:x1="22.754cm" svg:y1="17.665cm" svg:x2="23.415cm" svg:y2="17.665cm">
          <text:p text:style-name="P4"/>
        </draw:line>
        <draw:frame draw:style-name="gr4" draw:text-style-name="P5" draw:layer="layout" svg:width="0.858cm" svg:height="0.776cm" svg:x="23.31cm" svg:y="17.193cm">
          <draw:text-box>
            <text:p text:style-name="P4"><text:span text:style-name="T1">cz</text:span></text:p>
          </draw:text-box>
        </draw:frame>
        <draw:line draw:style-name="gr2" draw:text-style-name="P3" draw:layer="layout" svg:x1="17.742cm" svg:y1="13.615cm" svg:x2="17.742cm" svg:y2="12.901cm">
          <text:p text:style-name="P4"/>
        </draw:line>
        <draw:frame draw:style-name="gr4" draw:text-style-name="P5" draw:layer="layout" svg:width="2.297cm" svg:height="0.776cm" svg:x="16.509cm" svg:y="12.193cm">
          <draw:text-box>
            <text:p text:style-name="P4"><text:span text:style-name="T1">ldcaddr_sel</text:span></text:p>
          </draw:text-box>
        </draw:frame>
        <draw:custom-shape draw:style-name="gr5" draw:text-style-name="P3" draw:layer="layout" svg:width="1.375cm" svg:height="0.412cm" draw:transform="rotate (1.5707963267946) translate (3.227cm 7.175cm)">
          <text:p text:style-name="P4"/>
          <draw:enhanced-geometry svg:viewBox="0 0 21600 21600" draw:mirror-vertical="false" draw:mirror-horizontal="false" draw:glue-points="?f6 10800 10800 21600 ?f5 10800 10800 0" draw:text-areas="?f3 ?f3 ?f4 ?f4" draw:type="trapezoid" draw:modifiers="6483.139534883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2" draw:layer="layout" svg:width="1.088cm" svg:height="2.557cm" svg:x="19.066cm" svg:y="5.211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88cm" svg:height="2.557cm" svg:x="22.766cm" svg:y="9.612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88cm" svg:height="2.557cm" svg:x="19.166cm" svg:y="13.613cm">
          <text:p text:style-name="P1"><text:span text:style-name="T1">c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205cm" svg:height="0.776cm" svg:x="21.008cm" svg:y="11.693cm">
          <draw:text-box>
            <text:p text:style-name="P4"><text:span text:style-name="T1">addr</text:span></text:p>
          </draw:text-box>
        </draw:frame>
        <draw:g>
          <draw:polyline draw:style-name="gr3" draw:text-style-name="P3" draw:layer="layout" svg:width="1.748cm" svg:height="2.914cm" svg:x="21.032cm" svg:y="12.103cm" svg:viewBox="0 0 1749 2915" draw:points="0,2915 1113,2915 1113,0 1749,0">
            <text:p text:style-name="P4"/>
          </draw:polyline>
          <draw:line draw:style-name="gr2" draw:text-style-name="P7" draw:layer="layout" svg:x1="21.032cm" svg:y1="15.018cm" svg:x2="20.257cm" svg:y2="15.018cm">
            <text:p text:style-name="P4"/>
          </draw:line>
        </draw:g>
        <draw:line draw:style-name="gr2" draw:text-style-name="P3" draw:layer="layout" svg:x1="19.184cm" svg:y1="18.278cm" svg:x2="18.496cm" svg:y2="18.278cm">
          <text:p text:style-name="P4"/>
        </draw:line>
        <draw:line draw:style-name="gr2" draw:text-style-name="P7" draw:layer="layout" svg:x1="15.399cm" svg:y1="16.857cm" svg:x2="19.17cm" svg:y2="16.857cm">
          <text:p text:style-name="P4"/>
        </draw:line>
        <draw:line draw:style-name="gr2" draw:text-style-name="P7" draw:layer="layout" svg:x1="21.561cm" svg:y1="17.644cm" svg:x2="20.247cm" svg:y2="17.644cm">
          <text:p text:style-name="P4"/>
        </draw:line>
        <draw:custom-shape draw:style-name="gr1" draw:text-style-name="P2" draw:layer="layout" svg:width="1.088cm" svg:height="2.557cm" svg:x="19.166cm" svg:y="16.463cm">
          <text:p text:style-name="P1"><text:span text:style-name="T1">h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7" draw:layer="layout" svg:x1="22.145cm" svg:y1="15.793cm" svg:x2="22.145cm" svg:y2="17.142cm">
          <text:p text:style-name="P4"/>
        </draw:line>
        <draw:custom-shape draw:style-name="gr6" draw:text-style-name="P2" draw:layer="layout" svg:width="1.191cm" svg:height="1.006cm" svg:x="21.557cm" svg:y="17.133cm">
          <text:p text:style-name="P1"><text:span text:style-name="T1">==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7" draw:layer="layout" draw:line-skew="-0.875cm" svg:x1="9.051cm" svg:y1="7.313cm" svg:x2="12.01cm" svg:y2="8.09cm" draw:start-shape="id4" draw:start-glue-point="4" draw:end-shape="id9" draw:end-glue-point="3">
          <text:p text:style-name="P4"/>
        </draw:connector>
        <draw:line draw:style-name="gr2" draw:text-style-name="P7" draw:layer="layout" svg:x1="5.506cm" svg:y1="5.037cm" svg:x2="5.506cm" svg:y2="6.488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dan tmd</meta:initial-creator>
    <meta:creation-date>2007-11-29T16:01:08</meta:creation-date>
    <dc:date>2008-01-15T16:14:46</dc:date>
    <dc:language>en-US</dc:language>
    <meta:editing-cycles>17</meta:editing-cycles>
    <meta:editing-duration>PT5H46M4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